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b03" officeooo:paragraph-rsid="00184b03"/>
    </style:style>
    <style:style style:name="P2" style:family="paragraph" style:parent-style-name="Standard">
      <style:text-properties officeooo:rsid="00184b03" officeooo:paragraph-rsid="001ab14b"/>
    </style:style>
    <style:style style:name="T1" style:family="text">
      <style:text-properties officeooo:rsid="001ab14b"/>
    </style:style>
    <style:style style:name="T2" style:family="text">
      <style:text-properties officeooo:rsid="001bb6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<text:span text:style-name="T1">Asymmetry and the Geometry of Reason</text:span></text:p>
      <text:p text:style-name="P1"/>
      <text:p text:style-name="P1">Author: Stefan Lukits</text:p>
      <text:p text:style-name="P1"/>
      <text:p text:style-name="P1">Affiliation: University of <text:span text:style-name="T2">Toronto</text:span></text:p>
      <text:p text:style-name="P1"/>
      <text:p text:style-name="P1">Contact:</text:p>
      <text:p text:style-name="P1">20 22 nd Avenue East</text:p>
      <text:p text:style-name="P1">Vancouver BC V5V 1T4</text:p>
      <text:p text:style-name="P1">Canada</text:p>
      <text:p text:style-name="P1"/>
      <text:p text:style-name="P1">604-321-3440</text:p>
      <text:p text:style-name="P1"/>
      <text:p text:style-name="P1">sediomyle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10:21.686965096</meta:creation-date>
    <dc:date>2018-02-06T18:28:36.424066792</dc:date>
    <meta:editing-duration>PT16M40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9" meta:word-count="27" meta:character-count="183" meta:non-whitespace-character-count="165"/>
  </office:meta>
</office:document-meta>
</file>